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6da51" officeooo:paragraph-rsid="0016da51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6da51" officeooo:paragraph-rsid="0016da51" style:font-size-asian="24pt" style:font-weight-asian="normal" style:font-size-complex="24pt" style:font-weight-complex="normal"/>
    </style:style>
    <style:style style:name="P3" style:family="paragraph" style:parent-style-name="Standard">
      <style:text-properties fo:font-size="12pt" fo:font-weight="normal" officeooo:rsid="0016da51" officeooo:paragraph-rsid="0016da5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M | The Ditto Assembler</text:p>
      <text:p text:style-name="P2"/>
      <text:p text:style-name="P3">DASM is an assembler and linker for building Ditto Virtual Machine (DVM) executables. The goals of DASM are as follows:</text:p>
      <text:p text:style-name="P3"/>
      <text:p text:style-name="P3">- Create an easy to use assembler and linker package that can either operate in a stand-alone fashion, or be used as a library with a higher level language compil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5:05:57.049722790</meta:creation-date>
    <dc:date>2016-04-25T15:09:49.257157403</dc:date>
    <meta:editing-duration>PT3M52S</meta:editing-duration>
    <meta:editing-cycles>1</meta:editing-cycles>
    <meta:document-statistic meta:table-count="0" meta:image-count="0" meta:object-count="0" meta:page-count="1" meta:paragraph-count="3" meta:word-count="55" meta:character-count="311" meta:non-whitespace-character-count="258"/>
    <meta:generator>LibreOffice/4.4.2.2$Linux_X86_64 LibreOffice_project/40m0$Build-2</meta:generator>
  </office:meta>
</office:document-meta>
</file>